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Great Vibes2" svg:font-family="'Great Vibes'" style:font-adornments="Regular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4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6.5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2" draw:text-style-name="P13" svg:width="5.8858in" svg:height="0.4886in" svg:x="0.0626in" svg:y="0.0528in"><draw:text-box><text:p text:style-name="P12"><text:span text:style-name="T6">👋 </text:span><text:span text:style-name="T6">Hello Everyone!</text:span></text:p></draw:text-box></draw:frame><draw:frame text:anchor-type="paragraph" draw:z-index="1" draw:name="Text Frame 2" draw:style-name="gr4" draw:text-style-name="P16" svg:width="5.8496in" svg:height="7.7961in" svg:x="0.1091in" svg:y="0.4016in"><draw:text-box><text:p text:style-name="P15"><text:span text:style-name="T7"/></text:p><text:p text:style-name="P15"><text:span text:style-name="T7">I'm excited to join this wonderful community. </text:span></text:p><text:p text:style-name="P15"><text:span text:style-name="T7">My name is Tony, and I'm passionate about books, science, computers, life, people and pizza.</text:span></text:p><text:p text:style-name="P15"><text:span text:style-name="T7"/></text:p><text:p text:style-name="P15"><text:span text:style-name="T7">I am now writing my first book and starting my adventure in this exciting world of publishing.</text:span></text:p><text:p text:style-name="P15"><text:span text:style-name="T7"/></text:p><text:p text:style-name="P15"><text:span text:style-name="T7">And I'm looking forward to connecting with </text:span></text:p><text:p text:style-name="P15"><text:span text:style-name="T7">fellow members, sharing insights, </text:span></text:p><text:p text:style-name="P15"><text:span text:style-name="T7">and learning from each other.</text:span></text:p><text:p text:style-name="P15"><text:span text:style-name="T7">Whether you're a seasoned expert or just starting out, I'd love to hear your thoughts and experiences!</text:span></text:p><text:p text:style-name="P15"><text:span text:style-name="T7"/></text:p><text:p text:style-name="P15"><text:span text:style-name="T7">To kick things off, I'd like to ask: </text:span></text:p><text:p text:style-name="P15"><text:span text:style-name="T7">how have you started?</text:span></text:p><text:p text:style-name="P15"><text:span text:style-name="T7">What are the keys to success?</text:span></text:p><text:p text:style-name="P15"><text:span text:style-name="T7"/></text:p><text:p text:style-name="P15"><text:span text:style-name="T7">Feel free to drop a comment or message me directly. Let's spark some meaningful conversations </text:span></text:p><text:p text:style-name="P15"><text:span text:style-name="T7">and make new friends along the way!</text:span></text:p><text:p text:style-name="P15"><text:span text:style-name="T7"/></text:p><text:p text:style-name="P15"><text:span text:style-name="T7">Looking forward to connecting with you all!</text:span></text:p><text:p text:style-name="P15"><text:span text:style-name="T7"/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Tony Fabrico.</text:span></text:p></draw:text-box></draw:frame></text:p>
      <text:p text:style-name="P9"><draw:frame text:anchor-type="paragraph" draw:z-index="2" draw:name="Text Frame 4" draw:style-name="gr3" draw:text-style-name="P14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2" draw:text-style-name="P13" svg:width="5.8858in" svg:height="0.4886in" svg:x="0.0626in" svg:y="-0.2098in"><draw:text-box><text:p text:style-name="P12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1" draw:text-style-name="P11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1" draw:text-style-name="P11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Great Vibes2" svg:font-family="'Great Vibes'" style:font-adornments="Regular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2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3-09T20:44:29.823000000</dc:date>
    <meta:editing-duration>PT17H44M14S</meta:editing-duration>
    <meta:editing-cycles>168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10" meta:word-count="103" meta:character-count="621" meta:non-whitespace-character-count="523"/>
  </office:meta>
</office:document-meta>
</file>